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4bfa5"/>
    </style:style>
    <style:style style:name="P2" style:family="paragraph" style:parent-style-name="Heading_20_2">
      <style:text-properties officeooo:rsid="0007473d" officeooo:paragraph-rsid="0007473d"/>
    </style:style>
    <style:style style:name="P3" style:family="paragraph" style:parent-style-name="Text_20_body">
      <style:text-properties officeooo:paragraph-rsid="0007473d"/>
    </style:style>
    <style:style style:name="T1" style:family="text">
      <style:text-properties officeooo:rsid="00034681"/>
    </style:style>
    <style:style style:name="T2" style:family="text">
      <style:text-properties officeooo:rsid="0003aa7d"/>
    </style:style>
    <style:style style:name="T3" style:family="text">
      <style:text-properties officeooo:rsid="0004734a"/>
    </style:style>
    <style:style style:name="T4" style:family="text">
      <style:text-properties officeooo:rsid="0004bfa5"/>
    </style:style>
    <style:style style:name="T5" style:family="text">
      <style:text-properties officeooo:rsid="0004ebf4"/>
    </style:style>
    <style:style style:name="T6" style:family="text">
      <style:text-properties officeooo:rsid="00069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How to use Avalonia in Visual Studio 2022 (on Windows only)</text:p>
      <text:p text:style-name="Text_20_body"/>
      <text:h text:style-name="Heading_20_1" text:outline-level="1">Install</text:h>
      <text:h text:style-name="Heading_20_2" text:outline-level="2">Install Extension <text:span text:style-name="T1">Avalonia for Visual Studio 2022</text:span></text:h>
      <text:p text:style-name="Text_20_body">- <text:span text:style-name="T2">from Marketplace</text:span></text:p>
      <text:p text:style-name="Text_20_body"/>
      <text:h text:style-name="Heading_20_1" text:outline-level="1">Create Project</text:h>
      <text:h text:style-name="Heading_20_2" text:outline-level="2">Create with Wizzard</text:h>
      <text:p text:style-name="Text_20_body">- <text:span text:style-name="T3">new project→ Avalonia </text:span><text:span text:style-name="T4">C# project</text:span></text:p>
      <text:p text:style-name="P1"><text:tab/>Reactive UI <text:s/>(for cross platform)</text:p>
      <text:p text:style-name="P1"><text:tab/>compiled bindings</text:p>
      <text:p text:style-name="Text_20_body"/>
      <text:p text:style-name="Text_20_body">- <text:span text:style-name="T4">creates a solution with 2 projects:</text:span></text:p>
      <text:p text:style-name="Text_20_body"><text:tab/><text:span text:style-name="T4">1) contains the logic compiled as DLL</text:span></text:p>
      <text:p text:style-name="P1"><text:tab/>2) .Desktop starter program</text:p>
      <text:p text:style-name="Text_20_body">- <text:span text:style-name="T5">set .Desktop as Starter-Projekt and run; should compile and start</text:span></text:p>
      <text:p text:style-name="Text_20_body">- <text:span text:style-name="T6">checkout the getting started: </text:span><text:a xlink:type="simple" xlink:href="https://docs.avaloniaui.net/docs/get-started/test-drive/" text:style-name="Internet_20_link" text:visited-style-name="Visited_20_Internet_20_Link"><text:span text:style-name="T6">https://docs.avaloniaui.net/docs/get-started/test-drive/</text:span></text:a></text:p>
      <text:p text:style-name="Text_20_body"/>
      <text:h text:style-name="Heading_20_1" text:outline-level="1">HowTo design…</text:h>
      <text:h text:style-name="P2" text:outline-level="2">Multi Page App / Wizzard</text:h>
      <text:p text:style-name="P3"><text:a xlink:type="simple" xlink:href="https://github.com/AvaloniaUI/Avalonia.Samples/tree/main/src/Avalonia.Samples/Routing/BasicViewLocatorSample" text:style-name="Internet_20_link" text:visited-style-name="Visited_20_Internet_20_Link">https://github.com/AvaloniaUI/Avalonia.Samples/tree/main/src/Avalonia.Samples/Routing/BasicViewLocatorSample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09:42:45.305529100</meta:creation-date>
    <dc:date>2025-08-11T17:36:10.457565000</dc:date>
    <meta:editing-duration>PT55M16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7" meta:word-count="83" meta:character-count="655" meta:non-whitespace-character-count="584"/>
  </office:meta>
</office:document-meta>
</file>